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1.29511677276" table:formula="of:=[.B3]*10^-6/([.B11]*10^-12)" table:style-name="ce4">
            <text:p>467091,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re/Rin</text:p>
          </table:table-cell>
          <table:table-cell office:value-type="float" office:value="17.844086626881356" table:formula="of:=[.B10]/[.B8]" table:style-name="ce1">
            <text:p>17,844086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u pre(us)</text:p>
          </table:table-cell>
          <table:table-cell office:value-type="float" office:value="2.1346357999999999E-4" table:formula="of:=[.B10]*10^3*[.B13]*10^-12" table:style-name="ce1">
            <text:p>0,00021346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err propag</text:p>
          </table:table-cell>
          <table:table-cell office:value-type="string" table:style-name="ce1">
            <text:p>err rel (%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pre max th</text:p>
          </table:table-cell>
          <table:table-cell office:value-type="float" office:value="-0.17052996449716606" table:formula="of:=-[.B29]/[.B8]*10^-3*[.B6]*10^-6/[.B13]*10^12" table:style-name="ce1">
            <text:p>-0,170529964</text:p>
          </table:table-cell>
          <table:table-cell office:value-type="string" table:style-name="ce1">
            <text:p>mV</text:p>
          </table:table-cell>
          <table:table-cell office:value-type="float" office:value="6.237912051084666E-3" table:formula="of:=ABS([.B23])*SQRT(([.H29]/[.B29])^2 + ([.H8]/[.B8])^2 + ([.H13]/[.B13])^2)" table:style-name="ce1">
            <text:p>0,006237912</text:p>
          </table:table-cell>
          <table:table-cell office:value-type="float" office:value="3.6579565764164164" table:formula="of:=ABS([.D23])/ABS([.B23])*100" table:style-name="ce1">
            <text:p>3,65795657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7])/SQRT(3)" table:style-name="ce1">
            <text:p>3,048409421</text:p>
          </table:table-cell>
          <table:table-cell office:value-type="float" office:value="2.0412414523193152" table:formula="of:=2/10*[.D27]/SQRT(24)" table:style-name="ce1">
            <text:p>2,041241452</text:p>
          </table:table-cell>
          <table:table-cell office:value-type="float" office:value="3.6687145796132286" table:formula="of:=SQRT([.G27]^2+[.F27]^2)" table:style-name="ce4">
            <text:p>3,66871458</text:p>
          </table:table-cell>
          <table:table-cell office:value-type="percentage" office:value="-2.084496920234789E-2" table:formula="of:=[.H27]/[.B27]" table:style-name="ce5">
            <text:p>-2,08%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75586573121483169" table:formula="of:=ABS([.B27]-[.B23]*10^3)/SQRT([.H27]^2+[.D23]^2*10^6)" table:style-name="ce1">
            <text:p>0,755865731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table:style-name="ce5"/>
          <table:table-cell table:style-name="ce1"/>
          <table:table-cell office:value-type="string" table:style-name="ce1">
            <text:p>scost (%)</text:p>
          </table:table-cell>
          <table:table-cell office:value-type="float" office:value="3.207668235294113" table:formula="of:=ABS([.B27]-[.B23]*10^3)/ABS([.B23])*10^-3*100" table:style-name="ce1">
            <text:p>3,2076682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29])/SQRT(3)" table:style-name="ce1">
            <text:p>0,017666918</text:p>
          </table:table-cell>
          <table:table-cell office:value-type="float" office:value="8.1649658092772612E-3" table:formula="of:=2/10*[.D29]/SQRT(24)/1000" table:style-name="ce1">
            <text:p>0,008164966</text:p>
          </table:table-cell>
          <table:table-cell office:value-type="float" office:value="1.9462442464055398E-2" table:formula="of:=SQRT([.G29]^2+[.F29]^2)" table:style-name="ce4">
            <text:p>0,019462442</text:p>
          </table:table-cell>
          <table:table-cell office:value-type="percentage" office:value="1.9080825945152351E-2" table:formula="of:=[.H29]/[.B29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1])/SQRT(3)" table:style-name="ce1">
            <text:p>0,00011547</text:p>
          </table:table-cell>
          <table:table-cell office:value-type="float" office:value="2.0412414523193152E-2" table:formula="of:=2/10*[.D31]/SQRT(24)/1000" table:style-name="ce1">
            <text:p>0,020412415</text:p>
          </table:table-cell>
          <table:table-cell office:value-type="float" office:value="2.0412741119212777E-2" table:formula="of:=SQRT([.G31]^2+[.F31]^2)" table:style-name="ce4">
            <text:p>0,020412741</text:p>
          </table:table-cell>
          <table:table-cell office:value-type="percentage" office:value="1.0206370559606388E-2" table:formula="of:=[.H31]/[.B31]" table:style-name="ce5">
            <text:p>1,02%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9]/([.B8]*10^3)*[.B31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7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9]/[.$B$8]*10^-3*[.A40]*10^-6" table:style-name="ce1">
            <text:p>7,6568E-11</text:p>
          </table:table-cell>
          <table:table-cell office:value-type="float" office:value="1.4613677659589779E-12" table:formula="of:=[.E40]*SQRT(([.$H$8]/[.$B$8])^2+([.$H$29]/[.$B$29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9]/[.$B$8]*10^-3*[.A41]*10^-6" table:style-name="ce1">
            <text:p>1,53136E-10</text:p>
          </table:table-cell>
          <table:table-cell office:value-type="float" office:value="2.9227355319179558E-12" table:formula="of:=[.E41]*SQRT(([.$H$8]/[.$B$8])^2+([.$H$29]/[.$B$29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9]/[.$B$8]*10^-3*[.A42]*10^-6" table:style-name="ce1">
            <text:p>2,29704E-10</text:p>
          </table:table-cell>
          <table:table-cell office:value-type="float" office:value="4.3841032978769341E-12" table:formula="of:=[.E42]*SQRT(([.$H$8]/[.$B$8])^2+([.$H$29]/[.$B$29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9]/[.$B$8]*10^-3*[.A43]*10^-6" table:style-name="ce1">
            <text:p>3,06272E-10</text:p>
          </table:table-cell>
          <table:table-cell office:value-type="float" office:value="5.8454710638359116E-12" table:formula="of:=[.E43]*SQRT(([.$H$8]/[.$B$8])^2+([.$H$29]/[.$B$29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9]/[.$B$8]*10^-3*[.A44]*10^-6" table:style-name="ce1">
            <text:p>3,8284E-10</text:p>
          </table:table-cell>
          <table:table-cell office:value-type="float" office:value="7.3068388297948899E-12" table:formula="of:=[.E44]*SQRT(([.$H$8]/[.$B$8])^2+([.$H$29]/[.$B$29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16378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16378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7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0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lope</text:p>
          </table:table-cell>
          <table:table-cell office:value-type="float" office:value="-0.45150000000000001" table:style-name="ce1">
            <text:p>-0,4515</text:p>
          </table:table-cell>
          <table:table-cell office:value-type="float" office:value="9.8700000000000003E-3" table:style-name="ce1">
            <text:p>0,00987</text:p>
          </table:table-cell>
          <table:table-cell table:number-columns-repeated="3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tima C slope</text:p>
          </table:table-cell>
          <table:table-cell office:value-type="float" office:value="4.5149999999999999E-10" table:formula="of:=ABS([.E68])*10^-12*10^3" table:style-name="ce1">
            <text:p>4,515E-10</text:p>
          </table:table-cell>
          <table:table-cell office:value-type="float" office:value="9.8700000000000006E-12" table:formula="of:=ABS([.F68])*10^-12*10^3" table:style-name="ce1">
            <text:p>9,87E-12</text:p>
          </table:table-cell>
          <table:table-cell table:number-columns-repeated="3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 pF</text:p>
          </table:table-cell>
          <table:table-cell office:value-type="float" office:value="451.5" table:formula="of:=[.E69]*10^12" table:style-name="ce1">
            <text:p>451,5</text:p>
          </table:table-cell>
          <table:table-cell office:value-type="float" office:value="9.870000000000001" table:formula="of:=[.F69]*10^12" table:style-name="ce1">
            <text:p>9,87</text:p>
          </table:table-cell>
          <table:table-cell table:number-columns-repeated="3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14586881310395272" table:formula="of:=ABS([.E70]-[.B13])/SQRT([.H13]^2+[.F70]^2)" table:style-name="ce1">
            <text:p>0,145868813</text:p>
          </table:table-cell>
          <table:table-cell table:number-columns-repeated="4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cking wro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style-name="ce1"/>
          <table:table-cell office:value-type="string" table:style-name="ce1">
            <text:p>MISURA GIUSTA</text:p>
          </table:table-cell>
          <table:table-cell table:number-columns-repeated="16380" table:style-name="ce1"/>
        </table:table-row>
        <table:table-row table:style-name="ro1"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16382" table:style-name="ce1"/>
        </table:table-row>
        <table:table-row table:style-name="ro1"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style-name="ce1"/>
          <table:table-cell office:value-type="string" table:style-name="ce1">
            <text:p>t(us)</text:p>
          </table:table-cell>
          <table:table-cell office:value-type="string" table:style-name="ce1">
            <text:p>div (us)</text:p>
          </table:table-cell>
          <table:table-cell office:value-type="string" table:style-name="ce1">
            <text:p>err lett (tot)</text:p>
          </table:table-cell>
          <table:table-cell office:value-type="string" table:style-name="ce1">
            <text:p>err rel (%)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7" table:style-name="ce1"/>
          <table:table-cell office:value-type="string" table:style-name="ce1">
            <text:p>err rel logV</text:p>
          </table:table-cell>
          <table:table-cell table:number-columns-repeated="16363"/>
        </table:table-row>
        <table:table-row table:style-name="ro1"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5.3716880324192511" table:formula="of:=[.F144]/[.D144]*100" table:style-name="ce1">
            <text:p>5,371688032</text:p>
          </table:table-cell>
          <table:table-cell office:value-type="float" office:value="-144" table:style-name="ce1">
            <text:p>-144</text:p>
          </table:table-cell>
          <table:table-cell office:value-type="float" office:value="50" table:style-name="ce1">
            <text:p>50</text:p>
          </table:table-cell>
          <table:table-cell office:value-type="float" office:value="2.4941531628991838" table:formula="of:=0.03*ABS([.H144])/SQRT(3)" table:style-name="ce1">
            <text:p>2,494153163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3.2229593026699344" table:formula="of:=SQRT([.K144]^2+[.J144]^2)" table:style-name="ce1">
            <text:p>3,222959303</text:p>
          </table:table-cell>
          <table:table-cell office:value-type="float" office:value="2.2381661824096768" table:formula="of:=[.L144]/ABS([.H144])*100" table:style-name="ce1">
            <text:p>2,238166182</text:p>
          </table:table-cell>
          <table:table-cell table:number-columns-repeated="3" table:style-name="ce1"/>
          <table:table-cell office:value-type="float" office:value="3.7999999999999995E-5" table:formula="of:=[.D144]*10^-6" table:style-name="ce1">
            <text:p>0,000038</text:p>
          </table:table-cell>
          <table:table-cell office:value-type="float" office:value="-1.9379419794061363" table:formula="of:=LN(ABS([.H144]*10^-3))" table:style-name="ce1">
            <text:p>-1,937941979</text:p>
          </table:table-cell>
          <table:table-cell office:value-type="float" office:value="2.041241452319315E-6" table:formula="of:=[.F144]*10^-6" table:style-name="ce1">
            <text:p>2,04124E-06</text:p>
          </table:table-cell>
          <table:table-cell office:value-type="float" office:value="2.2381661824096764E-2" table:formula="of:=1/ABS([.H144])*[.L144]" table:style-name="ce1">
            <text:p>0,022381662</text:p>
          </table:table-cell>
          <table:table-cell office:value-type="float" office:value="1.1549190874618138" table:formula="of:=[.T144]/ABS([.R144])*100" table:style-name="ce1">
            <text:p>1,154919087</text:p>
          </table:table-cell>
          <table:table-cell table:number-columns-repeated="16363"/>
        </table:table-row>
        <table:table-row table:style-name="ro1"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2.6169762209221989" table:formula="of:=[.F145]/[.D145]*100" table:style-name="ce1">
            <text:p>2,616976221</text:p>
          </table:table-cell>
          <table:table-cell office:value-type="float" office:value="-120" table:style-name="ce1">
            <text:p>-120</text:p>
          </table:table-cell>
          <table:table-cell table:style-name="ce1"/>
          <table:table-cell office:value-type="float" office:value="2.0784609690826525" table:formula="of:=0.03*ABS([.H145])/SQRT(3)" table:style-name="ce1">
            <text:p>2,07846096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9131884021921182" table:formula="of:=SQRT([.K145]^2+[.J145]^2)" table:style-name="ce1">
            <text:p>2,913188402</text:p>
          </table:table-cell>
          <table:table-cell office:value-type="float" office:value="2.4276570018267654" table:formula="of:=[.L145]/ABS([.H145])*100" table:style-name="ce1">
            <text:p>2,427657002</text:p>
          </table:table-cell>
          <table:table-cell table:number-columns-repeated="3" table:style-name="ce1"/>
          <table:table-cell office:value-type="float" office:value="7.7999999999999999E-5" table:formula="of:=[.D145]*10^-6" table:style-name="ce1">
            <text:p>0,000078</text:p>
          </table:table-cell>
          <table:table-cell office:value-type="float" office:value="-2.120263536200091" table:formula="of:=LN(ABS([.H145]*10^-3))" table:style-name="ce1">
            <text:p>-2,120263536</text:p>
          </table:table-cell>
          <table:table-cell office:value-type="float" office:value="2.041241452319315E-6" table:formula="of:=[.F145]*10^-6" table:style-name="ce1">
            <text:p>2,04124E-06</text:p>
          </table:table-cell>
          <table:table-cell office:value-type="float" office:value="2.4276570018267652E-2" table:formula="of:=1/ABS([.H145])*[.L145]" table:style-name="ce1">
            <text:p>0,02427657</text:p>
          </table:table-cell>
          <table:table-cell office:value-type="float" office:value="1.1449788954903128" table:formula="of:=[.T145]/ABS([.R145])*100" table:style-name="ce1">
            <text:p>1,144978895</text:p>
          </table:table-cell>
          <table:table-cell table:number-columns-repeated="16363"/>
        </table:table-row>
        <table:table-row table:style-name="ro1"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7596909071718232" table:formula="of:=[.F146]/[.D146]*100" table:style-name="ce1">
            <text:p>1,759690907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.7320508075688774" table:formula="of:=0.03*ABS([.H146])/SQRT(3)" table:style-name="ce1">
            <text:p>1,732050808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6770630673681688" table:formula="of:=SQRT([.K146]^2+[.J146]^2)" table:style-name="ce1">
            <text:p>2,677063067</text:p>
          </table:table-cell>
          <table:table-cell office:value-type="float" office:value="2.6770630673681688" table:formula="of:=[.L146]/ABS([.H146])*100" table:style-name="ce1">
            <text:p>2,677063067</text:p>
          </table:table-cell>
          <table:table-cell table:number-columns-repeated="3" table:style-name="ce1"/>
          <table:table-cell office:value-type="float" office:value="1.16E-4" table:formula="of:=[.D146]*10^-6" table:style-name="ce1">
            <text:p>0,000116</text:p>
          </table:table-cell>
          <table:table-cell office:value-type="float" office:value="-2.3025850929940455" table:formula="of:=LN(ABS([.H146]*10^-3))" table:style-name="ce1">
            <text:p>-2,302585093</text:p>
          </table:table-cell>
          <table:table-cell office:value-type="float" office:value="2.041241452319315E-6" table:formula="of:=[.F146]*10^-6" table:style-name="ce1">
            <text:p>2,04124E-06</text:p>
          </table:table-cell>
          <table:table-cell office:value-type="float" office:value="2.6770630673681687E-2" table:formula="of:=1/ABS([.H146])*[.L146]" table:style-name="ce1">
            <text:p>0,026770631</text:p>
          </table:table-cell>
          <table:table-cell office:value-type="float" office:value="1.162633717864989" table:formula="of:=[.T146]/ABS([.R146])*100" table:style-name="ce1">
            <text:p>1,162633718</text:p>
          </table:table-cell>
          <table:table-cell table:number-columns-repeated="16363"/>
        </table:table-row>
        <table:table-row table:style-name="ro1"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3084881104610995" table:formula="of:=[.F147]/[.D147]*100" table:style-name="ce1">
            <text:p>1,3084881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.4202816622064793" table:formula="of:=0.03*ABS([.H147])/SQRT(3)" table:style-name="ce1">
            <text:p>1,42028166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4867381580429142" table:formula="of:=SQRT([.K147]^2+[.J147]^2)" table:style-name="ce1">
            <text:p>2,486738158</text:p>
          </table:table-cell>
          <table:table-cell office:value-type="float" office:value="3.032607509808432" table:formula="of:=[.L147]/ABS([.H147])*100" table:style-name="ce1">
            <text:p>3,03260751</text:p>
          </table:table-cell>
          <table:table-cell table:number-columns-repeated="3" table:style-name="ce1"/>
          <table:table-cell office:value-type="float" office:value="1.56E-4" table:formula="of:=[.D147]*10^-6" table:style-name="ce1">
            <text:p>0,000156</text:p>
          </table:table-cell>
          <table:table-cell office:value-type="float" office:value="-2.5010360317178839" table:formula="of:=LN(ABS([.H147]*10^-3))" table:style-name="ce1">
            <text:p>-2,501036032</text:p>
          </table:table-cell>
          <table:table-cell office:value-type="float" office:value="2.041241452319315E-6" table:formula="of:=[.F147]*10^-6" table:style-name="ce1">
            <text:p>2,04124E-06</text:p>
          </table:table-cell>
          <table:table-cell office:value-type="float" office:value="3.0326075098084319E-2" table:formula="of:=1/ABS([.H147])*[.L147]" table:style-name="ce1">
            <text:p>0,030326075</text:p>
          </table:table-cell>
          <table:table-cell office:value-type="float" office:value="1.2125405117516153" table:formula="of:=[.T147]/ABS([.R147])*100" table:style-name="ce1">
            <text:p>1,212540512</text:p>
          </table:table-cell>
          <table:table-cell table:number-columns-repeated="16363"/>
        </table:table-row>
        <table:table-row table:style-name="ro1"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0414497205710793" table:formula="of:=[.F148]/[.D148]*100" table:style-name="ce1">
            <text:p>1,041449721</text:p>
          </table:table-cell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.1777945491468367" table:formula="of:=0.03*ABS([.H148])/SQRT(3)" table:style-name="ce1">
            <text:p>1,17779454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3566643092868929" table:formula="of:=SQRT([.K148]^2+[.J148]^2)" table:style-name="ce1">
            <text:p>2,356664309</text:p>
          </table:table-cell>
          <table:table-cell office:value-type="float" office:value="3.4656828077748427" table:formula="of:=[.L148]/ABS([.H148])*100" table:style-name="ce1">
            <text:p>3,465682808</text:p>
          </table:table-cell>
          <table:table-cell table:number-columns-repeated="3" table:style-name="ce1"/>
          <table:table-cell office:value-type="float" office:value="1.9599999999999999E-4" table:formula="of:=[.D148]*10^-6" table:style-name="ce1">
            <text:p>0,000196</text:p>
          </table:table-cell>
          <table:table-cell office:value-type="float" office:value="-2.6882475738060303" table:formula="of:=LN(ABS([.H148]*10^-3))" table:style-name="ce1">
            <text:p>-2,688247574</text:p>
          </table:table-cell>
          <table:table-cell office:value-type="float" office:value="2.041241452319315E-6" table:formula="of:=[.F148]*10^-6" table:style-name="ce1">
            <text:p>2,04124E-06</text:p>
          </table:table-cell>
          <table:table-cell office:value-type="float" office:value="3.4656828077748426E-2" table:formula="of:=1/ABS([.H148])*[.L148]" table:style-name="ce1">
            <text:p>0,034656828</text:p>
          </table:table-cell>
          <table:table-cell office:value-type="float" office:value="1.2891977813145079" table:formula="of:=[.T148]/ABS([.R148])*100" table:style-name="ce1">
            <text:p>1,289197781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84348820343773356" table:formula="of:=[.F149]/[.D149]*100" table:style-name="ce1">
            <text:p>0,843488203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.96994845223857129" table:formula="of:=0.03*ABS([.H149])/SQRT(3)" table:style-name="ce1">
            <text:p>0,96994845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2599705012824098" table:formula="of:=SQRT([.K149]^2+[.J149]^2)" table:style-name="ce1">
            <text:p>2,259970501</text:p>
          </table:table-cell>
          <table:table-cell office:value-type="float" office:value="4.0356616094328741" table:formula="of:=[.L149]/ABS([.H149])*100" table:style-name="ce1">
            <text:p>4,035661609</text:p>
          </table:table-cell>
          <table:table-cell table:number-columns-repeated="3" table:style-name="ce1"/>
          <table:table-cell office:value-type="float" office:value="2.42E-4" table:formula="of:=[.D149]*10^-6" table:style-name="ce1">
            <text:p>0,000242</text:p>
          </table:table-cell>
          <table:table-cell office:value-type="float" office:value="-2.8824035882469876" table:formula="of:=LN(ABS([.H149]*10^-3))" table:style-name="ce1">
            <text:p>-2,882403588</text:p>
          </table:table-cell>
          <table:table-cell office:value-type="float" office:value="2.041241452319315E-6" table:formula="of:=[.F149]*10^-6" table:style-name="ce1">
            <text:p>2,04124E-06</text:p>
          </table:table-cell>
          <table:table-cell office:value-type="float" office:value="4.0356616094328744E-2" table:formula="of:=1/ABS([.H149])*[.L149]" table:style-name="ce1">
            <text:p>0,040356616</text:p>
          </table:table-cell>
          <table:table-cell office:value-type="float" office:value="1.4001028953364827" table:formula="of:=[.T149]/ABS([.R149])*100" table:style-name="ce1">
            <text:p>1,400102895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69905529189017646" table:formula="of:=[.F150]/[.D150]*100" table:style-name="ce1">
            <text:p>0,699055292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0.76210235533030601" table:formula="of:=0.03*ABS([.H150])/SQRT(3)" table:style-name="ce1">
            <text:p>0,762102355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1788682077323234" table:formula="of:=SQRT([.K150]^2+[.J150]^2)" table:style-name="ce1">
            <text:p>2,178868208</text:p>
          </table:table-cell>
          <table:table-cell office:value-type="float" office:value="4.9519731993916443" table:formula="of:=[.L150]/ABS([.H150])*100" table:style-name="ce1">
            <text:p>4,951973199</text:p>
          </table:table-cell>
          <table:table-cell table:number-columns-repeated="3" table:style-name="ce1"/>
          <table:table-cell office:value-type="float" office:value="2.92E-4" table:formula="of:=[.D150]*10^-6" table:style-name="ce1">
            <text:p>0,000292</text:p>
          </table:table-cell>
          <table:table-cell office:value-type="float" office:value="-3.1235656450638758" table:formula="of:=LN(ABS([.H150]*10^-3))" table:style-name="ce1">
            <text:p>-3,123565645</text:p>
          </table:table-cell>
          <table:table-cell office:value-type="float" office:value="2.041241452319315E-6" table:formula="of:=[.F150]*10^-6" table:style-name="ce1">
            <text:p>2,04124E-06</text:p>
          </table:table-cell>
          <table:table-cell office:value-type="float" office:value="4.951973199391644E-2" table:formula="of:=1/ABS([.H150])*[.L150]" table:style-name="ce1">
            <text:p>0,049519732</text:p>
          </table:table-cell>
          <table:table-cell office:value-type="float" office:value="1.5853590934505164" table:formula="of:=[.T150]/ABS([.R150])*100" table:style-name="ce1">
            <text:p>1,585359093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50525778522755327" table:formula="of:=[.F151]/[.D151]*100" table:style-name="ce1">
            <text:p>0,505257785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0.45033320996790815" table:formula="of:=0.03*ABS([.H151])/SQRT(3)" table:style-name="ce1">
            <text:p>0,45033321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090326928178142" table:formula="of:=SQRT([.K151]^2+[.J151]^2)" table:style-name="ce1">
            <text:p>2,090326928</text:p>
          </table:table-cell>
          <table:table-cell office:value-type="float" office:value="8.039718954531315" table:formula="of:=[.L151]/ABS([.H151])*100" table:style-name="ce1">
            <text:p>8,039718955</text:p>
          </table:table-cell>
          <table:table-cell table:number-columns-repeated="3" table:style-name="ce1"/>
          <table:table-cell office:value-type="float" office:value="4.0400000000000001E-4" table:formula="of:=[.D151]*10^-6" table:style-name="ce1">
            <text:p>0,000404</text:p>
          </table:table-cell>
          <table:table-cell office:value-type="float" office:value="-3.6496587409606551" table:formula="of:=LN(ABS([.H151]*10^-3))" table:style-name="ce1">
            <text:p>-3,649658741</text:p>
          </table:table-cell>
          <table:table-cell office:value-type="float" office:value="2.041241452319315E-6" table:formula="of:=[.F151]*10^-6" table:style-name="ce1">
            <text:p>2,04124E-06</text:p>
          </table:table-cell>
          <table:table-cell office:value-type="float" office:value="8.0397189545313164E-2" table:formula="of:=1/ABS([.H151])*[.L151]" table:style-name="ce1">
            <text:p>0,08039719</text:p>
          </table:table-cell>
          <table:table-cell office:value-type="float" office:value="2.2028686858583164" table:formula="of:=[.T151]/ABS([.R151])*100" table:style-name="ce1">
            <text:p>2,202868686</text:p>
          </table:table-cell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8])/SQRT(3)" table:style-name="ce1">
            <text:p>0,332553755</text:p>
          </table:table-cell>
          <table:table-cell office:value-type="float" office:value="2.0412414523193154E-4" table:formula="of:=2/10*[.J158]/SQRT(24)/1000" table:style-name="ce1">
            <text:p>0,000204124</text:p>
          </table:table-cell>
          <table:table-cell office:value-type="float" office:value="0.33255381769973213" table:formula="of:=SQRT([.M158]^2+[.L158]^2)" table:style-name="ce1">
            <text:p>0,332553818</text:p>
          </table:table-cell>
          <table:table-cell office:value-type="float" office:value="18.113207547169811" table:formula="of:=[.H158]/[.B158]" table:style-name="ce1">
            <text:p>18,11320755</text:p>
          </table:table-cell>
          <table:table-cell office:value-type="float" office:value="0.46510160560788466" table:formula="of:=[.O158]*SQRT(([.N158]/[.H158])^2+([.G158]/[.B158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formula="of:=[.A158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9])/SQRT(3)" table:style-name="ce1">
            <text:p>0,332553755</text:p>
          </table:table-cell>
          <table:table-cell office:value-type="float" office:value="2.0412414523193154E-4" table:formula="of:=2/10*[.J159]/SQRT(24)/1000" table:style-name="ce1">
            <text:p>0,000204124</text:p>
          </table:table-cell>
          <table:table-cell office:value-type="float" office:value="0.33255381769973213" table:formula="of:=SQRT([.M159]^2+[.L159]^2)" table:style-name="ce1">
            <text:p>0,332553818</text:p>
          </table:table-cell>
          <table:table-cell office:value-type="float" office:value="18.113207547169811" table:formula="of:=[.H159]/[.B159]" table:style-name="ce1">
            <text:p>18,11320755</text:p>
          </table:table-cell>
          <table:table-cell office:value-type="float" office:value="0.46510160560788466" table:formula="of:=[.O159]*SQRT(([.N159]/[.H159])^2+([.G159]/[.B159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96.100000000000009" table:formula="of:=[.A159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60])/SQRT(3)" table:style-name="ce1">
            <text:p>0,329089653</text:p>
          </table:table-cell>
          <table:table-cell office:value-type="float" office:value="2.0412414523193154E-4" table:formula="of:=2/10*[.J160]/SQRT(24)/1000" table:style-name="ce1">
            <text:p>0,000204124</text:p>
          </table:table-cell>
          <table:table-cell office:value-type="float" office:value="0.32908971674403115" table:formula="of:=SQRT([.M160]^2+[.L160]^2)" table:style-name="ce1">
            <text:p>0,329089717</text:p>
          </table:table-cell>
          <table:table-cell office:value-type="float" office:value="17.924528301886792" table:formula="of:=[.H160]/[.B160]" table:style-name="ce1">
            <text:p>17,9245283</text:p>
          </table:table-cell>
          <table:table-cell office:value-type="float" office:value="0.46025679805104208" table:formula="of:=[.O160]*SQRT(([.N160]/[.H160])^2+([.G160]/[.B160])^2)" table:style-name="ce1">
            <text:p>0,460256798</text:p>
          </table:table-cell>
          <table:table-cell table:number-columns-repeated="16368" table:style-name="ce1"/>
        </table:table-row>
        <table:table-row table:style-name="ro1">
          <table:table-cell office:value-type="float" office:value="297.91000000000003" table:formula="of:=[.A160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1])/SQRT(3)" table:style-name="ce1">
            <text:p>0,018359739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2.0093448351805293E-2" table:formula="of:=SQRT([.F161]^2+[.E161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61])/SQRT(3)" table:style-name="ce1">
            <text:p>0,304840942</text:p>
          </table:table-cell>
          <table:table-cell office:value-type="float" office:value="2.0412414523193154E-4" table:formula="of:=2/10*[.J161]/SQRT(24)/1000" table:style-name="ce1">
            <text:p>0,000204124</text:p>
          </table:table-cell>
          <table:table-cell office:value-type="float" office:value="0.30484101047376594" table:formula="of:=SQRT([.M161]^2+[.L161]^2)" table:style-name="ce1">
            <text:p>0,30484101</text:p>
          </table:table-cell>
          <table:table-cell office:value-type="float" office:value="16.60377358490566" table:formula="of:=[.H161]/[.B161]" table:style-name="ce1">
            <text:p>16,60377358</text:p>
          </table:table-cell>
          <table:table-cell office:value-type="float" office:value="0.42634314542018725" table:formula="of:=[.O161]*SQRT(([.N161]/[.H161])^2+([.G161]/[.B161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61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2])/SQRT(3)" table:style-name="ce1">
            <text:p>0,018359739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2.0093448351805293E-2" table:formula="of:=SQRT([.F162]^2+[.E162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62])/SQRT(3)" table:style-name="ce1">
            <text:p>0,195721741</text:p>
          </table:table-cell>
          <table:table-cell office:value-type="float" office:value="8.1649658092772609E-5" table:formula="of:=2/10*[.J162]/SQRT(24)/1000" table:style-name="ce1">
            <text:p>8,16497E-05</text:p>
          </table:table-cell>
          <table:table-cell office:value-type="float" office:value="0.19572175828626381" table:formula="of:=SQRT([.M162]^2+[.L162]^2)" table:style-name="ce1">
            <text:p>0,195721758</text:p>
          </table:table-cell>
          <table:table-cell office:value-type="float" office:value="10.660377358490566" table:formula="of:=[.H162]/[.B162]" table:style-name="ce1">
            <text:p>10,66037736</text:p>
          </table:table-cell>
          <table:table-cell office:value-type="float" office:value="0.27373166150901285" table:formula="of:=[.O162]*SQRT(([.N162]/[.H162])^2+([.G162]/[.B162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62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3])/SQRT(3)" table:style-name="ce1">
            <text:p>0,018359739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2.0093448351805293E-2" table:formula="of:=SQRT([.F163]^2+[.E163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63])/SQRT(3)" table:style-name="ce1">
            <text:p>0,080367157</text:p>
          </table:table-cell>
          <table:table-cell office:value-type="float" office:value="4.0824829046386304E-5" table:formula="of:=2/10*[.J163]/SQRT(24)/1000" table:style-name="ce1">
            <text:p>4,08248E-05</text:p>
          </table:table-cell>
          <table:table-cell office:value-type="float" office:value="8.0367167840273354E-2" table:formula="of:=SQRT([.M163]^2+[.L163]^2)" table:style-name="ce1">
            <text:p>0,080367168</text:p>
          </table:table-cell>
          <table:table-cell office:value-type="float" office:value="4.3773584905660377" table:formula="of:=[.H163]/[.B163]" table:style-name="ce1">
            <text:p>4,377358491</text:p>
          </table:table-cell>
          <table:table-cell office:value-type="float" office:value="0.11239955165282335" table:formula="of:=[.O163]*SQRT(([.N163]/[.H163])^2+([.G163]/[.B163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63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4])/SQRT(3)" table:style-name="ce1">
            <text:p>0,018359739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2.0093448351805293E-2" table:formula="of:=SQRT([.F164]^2+[.E164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4])/SQRT(3)" table:style-name="ce1">
            <text:p>0,027019993</text:p>
          </table:table-cell>
          <table:table-cell office:value-type="float" office:value="2.0412414523193152E-5" table:formula="of:=2/10*[.J164]/SQRT(24)/1000" table:style-name="ce1">
            <text:p>2,04124E-05</text:p>
          </table:table-cell>
          <table:table-cell office:value-type="float" office:value="2.7020000308413523E-2" table:formula="of:=SQRT([.M164]^2+[.L164]^2)" table:style-name="ce1">
            <text:p>0,02702</text:p>
          </table:table-cell>
          <table:table-cell office:value-type="float" office:value="1.4716981132075471" table:formula="of:=[.H164]/[.B164]" table:style-name="ce1">
            <text:p>1,471698113</text:p>
          </table:table-cell>
          <table:table-cell office:value-type="float" office:value="3.7789507123099385E-2" table:formula="of:=[.O164]*SQRT(([.N164]/[.H164])^2+([.G164]/[.B164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4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5])/SQRT(3)" table:style-name="ce1">
            <text:p>0,018186533</text:p>
          </table:table-cell>
          <table:table-cell office:value-type="float" office:value="8.1649658092772612E-3" table:formula="of:=2/10*[.C165]/SQRT(24)/1000" table:style-name="ce1">
            <text:p>0,008164966</text:p>
          </table:table-cell>
          <table:table-cell office:value-type="float" office:value="1.9935312053405804E-2" table:formula="of:=SQRT([.F165]^2+[.E165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5])/SQRT(3)" table:style-name="ce1">
            <text:p>0,008937382</text:p>
          </table:table-cell>
          <table:table-cell office:value-type="float" office:value="4.0824829046386316E-6" table:formula="of:=2/10*[.J165]/SQRT(24)/1000" table:style-name="ce1">
            <text:p>4,08248E-06</text:p>
          </table:table-cell>
          <table:table-cell office:value-type="float" office:value="8.9373830994685845E-3" table:formula="of:=SQRT([.M165]^2+[.L165]^2)" table:style-name="ce1">
            <text:p>0,008937383</text:p>
          </table:table-cell>
          <table:table-cell office:value-type="float" office:value="4.9142857142857148E-4" table:formula="of:=[.H165]/[.B165]*10^-3" table:style-name="ce1">
            <text:p>0,000491429</text:p>
          </table:table-cell>
          <table:table-cell office:value-type="float" office:value="1.262951058495537E-5" table:formula="of:=[.O165]*SQRT(([.N165]/[.H165])^2+([.G165]/[.B165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5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6])/SQRT(3)" table:style-name="ce1">
            <text:p>0,018186533</text:p>
          </table:table-cell>
          <table:table-cell office:value-type="float" office:value="8.1649658092772612E-3" table:formula="of:=2/10*[.C166]/SQRT(24)/1000" table:style-name="ce1">
            <text:p>0,008164966</text:p>
          </table:table-cell>
          <table:table-cell office:value-type="float" office:value="1.9935312053405804E-2" table:formula="of:=SQRT([.F166]^2+[.E166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6])/SQRT(3)" table:style-name="ce1">
            <text:p>0,002944486</text:p>
          </table:table-cell>
          <table:table-cell office:value-type="float" office:value="2.0412414523193152E-5" table:formula="of:=2/10*[.J166]/SQRT(24)/1000" table:style-name="ce1">
            <text:p>2,04124E-05</text:p>
          </table:table-cell>
          <table:table-cell office:value-type="float" office:value="2.9445571257264934E-3" table:formula="of:=SQRT([.M166]^2+[.L166]^2)" table:style-name="ce1">
            <text:p>0,002944557</text:p>
          </table:table-cell>
          <table:table-cell office:value-type="float" office:value="1.6190476190476192E-4" table:formula="of:=[.H166]/[.B166]*10^-3" table:style-name="ce1">
            <text:p>0,000161905</text:p>
          </table:table-cell>
          <table:table-cell office:value-type="float" office:value="4.1609304873042089E-6" table:formula="of:=[.O166]*SQRT(([.N166]/[.H166])^2+([.G166]/[.B166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6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7])/SQRT(3)" table:style-name="ce1">
            <text:p>0,018186533</text:p>
          </table:table-cell>
          <table:table-cell office:value-type="float" office:value="8.1649658092772612E-3" table:formula="of:=2/10*[.C167]/SQRT(24)/1000" table:style-name="ce1">
            <text:p>0,008164966</text:p>
          </table:table-cell>
          <table:table-cell office:value-type="float" office:value="1.9935312053405804E-2" table:formula="of:=SQRT([.F167]^2+[.E167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7])/SQRT(3)" table:style-name="ce1">
            <text:p>0,000997661</text:p>
          </table:table-cell>
          <table:table-cell office:value-type="float" office:value="8.1649658092772632E-6" table:formula="of:=2/10*[.J167]/SQRT(24)/1000" table:style-name="ce1">
            <text:p>8,16497E-06</text:p>
          </table:table-cell>
          <table:table-cell office:value-type="float" office:value="9.9769467607413172E-4" table:formula="of:=SQRT([.M167]^2+[.L167]^2)" table:style-name="ce1">
            <text:p>0,000997695</text:p>
          </table:table-cell>
          <table:table-cell office:value-type="float" office:value="5.4857142857142857E-5" table:formula="of:=[.H167]/[.B167]*10^-3" table:style-name="ce1">
            <text:p>5,48571E-05</text:p>
          </table:table-cell>
          <table:table-cell office:value-type="float" office:value="1.4098272114999245E-6" table:formula="of:=[.O167]*SQRT(([.N167]/[.H167])^2+([.G167]/[.B167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7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8])/SQRT(3)" table:style-name="ce1">
            <text:p>0,018186533</text:p>
          </table:table-cell>
          <table:table-cell office:value-type="float" office:value="8.1649658092772612E-3" table:formula="of:=2/10*[.C168]/SQRT(24)/1000" table:style-name="ce1">
            <text:p>0,008164966</text:p>
          </table:table-cell>
          <table:table-cell office:value-type="float" office:value="1.9935312053405804E-2" table:formula="of:=SQRT([.F168]^2+[.E168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8])/SQRT(3)" table:style-name="ce1">
            <text:p>0,000374123</text:p>
          </table:table-cell>
          <table:table-cell office:value-type="float" office:value="8.1649658092772632E-6" table:formula="of:=2/10*[.J168]/SQRT(24)/1000" table:style-name="ce1">
            <text:p>8,16497E-06</text:p>
          </table:table-cell>
          <table:table-cell office:value-type="float" office:value="3.742120610919251E-4" table:formula="of:=SQRT([.M168]^2+[.L168]^2)" table:style-name="ce1">
            <text:p>0,000374212</text:p>
          </table:table-cell>
          <table:table-cell office:value-type="float" office:value="2.057142857142857E-5" table:formula="of:=[.H168]/[.B168]*10^-3" table:style-name="ce1">
            <text:p>2,05714E-05</text:p>
          </table:table-cell>
          <table:table-cell office:value-type="float" office:value="5.2873434774890163E-7" table:formula="of:=[.O168]*SQRT(([.N168]/[.H168])^2+([.G168]/[.B168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8]" table:style-name="ce6">
            <text:p>10</text:p>
          </table:table-cell>
          <table:table-cell office:value-type="float" office:value="18.113207547169811" table:formula="of:=[.O158]" table:style-name="ce4">
            <text:p>18,11320755</text:p>
          </table:table-cell>
          <table:table-cell office:value-type="float" office:value="0.46510160560788466" table:formula="of:=[.P158]" table:style-name="ce4">
            <text:p>0,465101606</text:p>
          </table:table-cell>
          <table:table-cell office:value-type="float" office:value="2.5677484476268633E-2" table:formula="of:=[.C172]/[.B172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9]" table:style-name="ce6">
            <text:p>31</text:p>
          </table:table-cell>
          <table:table-cell office:value-type="float" office:value="18.113207547169811" table:formula="of:=[.O159]" table:style-name="ce4">
            <text:p>18,11320755</text:p>
          </table:table-cell>
          <table:table-cell office:value-type="float" office:value="0.46510160560788466" table:formula="of:=[.P159]" table:style-name="ce4">
            <text:p>0,465101606</text:p>
          </table:table-cell>
          <table:table-cell office:value-type="float" office:value="2.5677484476268633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60]" table:style-name="ce6">
            <text:p>96</text:p>
          </table:table-cell>
          <table:table-cell office:value-type="float" office:value="17.924528301886792" table:formula="of:=[.O160]" table:style-name="ce4">
            <text:p>17,9245283</text:p>
          </table:table-cell>
          <table:table-cell office:value-type="float" office:value="0.46025679805104208" table:formula="of:=[.P160]" table:style-name="ce4">
            <text:p>0,460256798</text:p>
          </table:table-cell>
          <table:table-cell office:value-type="float" office:value="2.5677484522847613E-2" table:formula="of:=[.C174]/[.B174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61]" table:style-name="ce6">
            <text:p>298</text:p>
          </table:table-cell>
          <table:table-cell office:value-type="float" office:value="16.60377358490566" table:formula="of:=[.O161]" table:style-name="ce4">
            <text:p>16,60377358</text:p>
          </table:table-cell>
          <table:table-cell office:value-type="float" office:value="0.42634314542018725" table:formula="of:=[.P161]" table:style-name="ce4">
            <text:p>0,426343145</text:p>
          </table:table-cell>
          <table:table-cell office:value-type="float" office:value="2.5677484894624913E-2" table:formula="of:=[.C175]/[.B175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62]" table:style-name="ce6">
            <text:p>924</text:p>
          </table:table-cell>
          <table:table-cell office:value-type="float" office:value="10.660377358490566" table:formula="of:=[.O162]" table:style-name="ce4">
            <text:p>10,66037736</text:p>
          </table:table-cell>
          <table:table-cell office:value-type="float" office:value="0.27373166150901285" table:formula="of:=[.P162]" table:style-name="ce4">
            <text:p>0,273731662</text:p>
          </table:table-cell>
          <table:table-cell office:value-type="float" office:value="2.5677483291995897E-2" table:formula="of:=[.C176]/[.B176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63]" table:style-name="ce6">
            <text:p>2863</text:p>
          </table:table-cell>
          <table:table-cell office:value-type="float" office:value="4.3773584905660377" table:formula="of:=[.O163]" table:style-name="ce4">
            <text:p>4,377358491</text:p>
          </table:table-cell>
          <table:table-cell office:value-type="float" office:value="0.11239955165282335" table:formula="of:=[.P163]" table:style-name="ce4">
            <text:p>0,112399552</text:p>
          </table:table-cell>
          <table:table-cell office:value-type="float" office:value="2.5677483782757058E-2" table:formula="of:=[.C177]/[.B177]" table:style-name="ce1">
            <text:p>0,025677484</text:p>
          </table:table-cell>
          <table:table-cell table:number-columns-repeated="16380"/>
        </table:table-row>
        <table:table-row table:style-name="ro1">
          <table:table-cell office:value-type="float" office:value="8875.0368100000014" table:formula="of:=[.A164]" table:style-name="ce6">
            <text:p>8875</text:p>
          </table:table-cell>
          <table:table-cell office:value-type="float" office:value="1.4716981132075471" table:formula="of:=[.O164]" table:style-name="ce4">
            <text:p>1,471698113</text:p>
          </table:table-cell>
          <table:table-cell office:value-type="float" office:value="3.7789507123099385E-2" table:formula="of:=[.P164]" table:style-name="ce4">
            <text:p>0,037789507</text:p>
          </table:table-cell>
          <table:table-cell office:value-type="float" office:value="2.567748560928548E-2" table:formula="of:=[.C178]/[.B178]" table:style-name="ce1">
            <text:p>0,025677486</text:p>
          </table:table-cell>
          <table:table-cell table:number-columns-repeated="16380"/>
        </table:table-row>
        <table:table-row table:style-name="ro1">
          <table:table-cell office:value-type="float" office:value="27512.614111000006" table:formula="of:=[.A165]" table:style-name="ce6">
            <text:p>27513</text:p>
          </table:table-cell>
          <table:table-cell office:value-type="float" office:value="4.9142857142857148E-4" table:formula="of:=[.O165]" table:style-name="ce4">
            <text:p>0,000491429</text:p>
          </table:table-cell>
          <table:table-cell office:value-type="float" office:value="1.262951058495537E-5" table:formula="of:=[.P165]" table:style-name="ce4">
            <text:p>1,26295E-05</text:p>
          </table:table-cell>
          <table:table-cell office:value-type="float" office:value="2.569958549264174E-2" table:formula="of:=[.C179]/[.B179]" table:style-name="ce1">
            <text:p>0,025699585</text:p>
          </table:table-cell>
          <table:table-cell table:number-columns-repeated="16380"/>
        </table:table-row>
        <table:table-row table:style-name="ro1">
          <table:table-cell office:value-type="float" office:value="85289.103744100023" table:formula="of:=[.A166]" table:style-name="ce6">
            <text:p>85289</text:p>
          </table:table-cell>
          <table:table-cell office:value-type="float" office:value="1.6190476190476192E-4" table:formula="of:=[.O166]" table:style-name="ce4">
            <text:p>0,000161905</text:p>
          </table:table-cell>
          <table:table-cell office:value-type="float" office:value="4.1609304873042089E-6" table:formula="of:=[.P166]" table:style-name="ce4">
            <text:p>4,16093E-06</text:p>
          </table:table-cell>
          <table:table-cell office:value-type="float" office:value="2.5699864774525995E-2" table:formula="of:=[.C180]/[.B180]" table:style-name="ce1">
            <text:p>0,025699865</text:p>
          </table:table-cell>
          <table:table-cell table:number-columns-repeated="16380"/>
        </table:table-row>
        <table:table-row table:style-name="ro1">
          <table:table-cell office:value-type="float" office:value="264396.22160671005" table:formula="of:=[.A167]" table:style-name="ce6">
            <text:p>264396</text:p>
          </table:table-cell>
          <table:table-cell office:value-type="float" office:value="5.4857142857142857E-5" table:formula="of:=[.O167]" table:style-name="ce4">
            <text:p>5,48571E-05</text:p>
          </table:table-cell>
          <table:table-cell office:value-type="float" office:value="1.4098272114999245E-6" table:formula="of:=[.P167]" table:style-name="ce4">
            <text:p>1,40983E-06</text:p>
          </table:table-cell>
          <table:table-cell office:value-type="float" office:value="2.5699975209634043E-2" table:formula="of:=[.C181]/[.B181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8]" table:style-name="ce6">
            <text:p>819628</text:p>
          </table:table-cell>
          <table:table-cell office:value-type="float" office:value="2.057142857142857E-5" table:formula="of:=[.O168]" table:style-name="ce4">
            <text:p>2,05714E-05</text:p>
          </table:table-cell>
          <table:table-cell office:value-type="float" office:value="5.2873434774890163E-7" table:formula="of:=[.P168]" table:style-name="ce4">
            <text:p>5,28734E-07</text:p>
          </table:table-cell>
          <table:table-cell office:value-type="float" office:value="2.5702364126682722E-2" table:formula="of:=[.C182]/[.B182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float" office:value="10" table:formula="of:=[.A158]" table:style-name="ce3">
            <text:p>10</text:p>
          </table:table-cell>
          <table:table-cell office:value-type="float" office:value="25.159907268775584" table:formula="of:=20*LOG10([.O158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9]" table:style-name="ce3">
            <text:p>31</text:p>
          </table:table-cell>
          <table:table-cell office:value-type="float" office:value="25.159907268775584" table:formula="of:=20*LOG10([.O159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60]" table:style-name="ce3">
            <text:p>96</text:p>
          </table:table-cell>
          <table:table-cell office:value-type="float" office:value="25.068954713761173" table:formula="of:=20*LOG10([.O160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61]" table:style-name="ce3">
            <text:p>298</text:p>
          </table:table-cell>
          <table:table-cell office:value-type="float" office:value="24.404136050987589" table:formula="of:=20*LOG10([.O161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62]" table:style-name="ce3">
            <text:p>924</text:p>
          </table:table-cell>
          <table:table-cell office:value-type="float" office:value="20.555451564372991" table:formula="of:=20*LOG10([.O162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63]" table:style-name="ce3">
            <text:p>2863</text:p>
          </table:table-cell>
          <table:table-cell office:value-type="float" office:value="12.824242305802212" table:formula="of:=20*LOG10([.O163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4]" table:style-name="ce3">
            <text:p>8875</text:p>
          </table:table-cell>
          <table:table-cell office:value-type="float" office:value="3.3563746617938266" table:formula="of:=20*LOG10([.O164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5]" table:style-name="ce3">
            <text:p>27513</text:p>
          </table:table-cell>
          <table:table-cell office:value-type="float" office:value="-66.170791948854529" table:formula="of:=20*LOG10([.O165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6]" table:style-name="ce3">
            <text:p>85289</text:p>
          </table:table-cell>
          <table:table-cell office:value-type="float" office:value="-75.814807553833276" table:formula="of:=20*LOG10([.O166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7]" table:style-name="ce3">
            <text:p>264396</text:p>
          </table:table-cell>
          <table:table-cell office:value-type="float" office:value="-85.215336312934525" table:formula="of:=20*LOG10([.O167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8]" table:style-name="ce3">
            <text:p>819628</text:p>
          </table:table-cell>
          <table:table-cell office:value-type="float" office:value="-93.734710958380148" table:formula="of:=20*LOG10([.O168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au sh sper</text:p>
          </table:table-cell>
          <table:table-cell office:value-type="float" office:value="1.5983369999999998E-5" table:formula="of:=[.D7]*10^3*[.D3]*10^-12" table:style-name="ce1">
            <text:p>1,59834E-05</text:p>
          </table:table-cell>
          <table:table-cell office:value-type="float" office:value="1.5929550000000004E-5" table:formula="of:=[.D3]*10^-12*[.D8]*10^3" table:style-name="ce1">
            <text:p>1,59296E-05</text:p>
          </table:table-cell>
          <table:table-cell office:value-type="float" office:value="1.5956459999999999E-5" table:formula="of:=AVERAGE([.B11];[.C11])" table:style-name="ce1">
            <text:p>1,59565E-0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7177857100193229" table:formula="of:=20/ABS([.R66])*1/LN(10)*[.S66]" table:style-name="ce1">
            <text:p>0,71778571</text:p>
          </table:table-cell>
          <table:table-cell office:value-type="float" office:value="1.8059428164517328" table:formula="of:=[.C81]/ABS([.B81])*100" table:style-name="ce1">
            <text:p>1,805942816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37083362678271409" table:formula="of:=20/ABS([.R67])*1/LN(10)*[.S67]" table:style-name="ce1">
            <text:p>0,370833627</text:p>
          </table:table-cell>
          <table:table-cell office:value-type="float" office:value="1.1416517250275191" table:formula="of:=[.C82]/ABS([.B82])*100" table:style-name="ce1">
            <text:p>1,141651725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25331518997195368" table:formula="of:=20/ABS([.R68])*1/LN(10)*[.S68]" table:style-name="ce1">
            <text:p>0,25331519</text:p>
          </table:table-cell>
          <table:table-cell office:value-type="float" office:value="1.0329528714569904" table:formula="of:=[.C83]/ABS([.B83])*100" table:style-name="ce1">
            <text:p>1,032952871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22979004526798369" table:formula="of:=20/ABS([.R69])*1/LN(10)*[.S69]" table:style-name="ce1">
            <text:p>0,229790045</text:p>
          </table:table-cell>
          <table:table-cell office:value-type="float" office:value="1.3708182906760555" table:formula="of:=[.C84]/ABS([.B84])*100" table:style-name="ce1">
            <text:p>1,370818291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23110547034220669" table:formula="of:=20/ABS([.R70])*1/LN(10)*[.S70]" table:style-name="ce1">
            <text:p>0,23110547</text:p>
          </table:table-cell>
          <table:table-cell office:value-type="float" office:value="2.3647060991134774" table:formula="of:=[.C85]/ABS([.B85])*100" table:style-name="ce1">
            <text:p>2,364706099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0.23649001175411172" table:formula="of:=20/ABS([.R71])*1/LN(10)*[.S71]" table:style-name="ce1">
            <text:p>0,236490012</text:p>
          </table:table-cell>
          <table:table-cell office:value-type="float" office:value="3.7078474751655182" table:formula="of:=[.C86]/ABS([.B86])*100" table:style-name="ce1">
            <text:p>3,707847475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24856726354384817" table:formula="of:=20/ABS([.R72])*1/LN(10)*[.S72]" table:style-name="ce1">
            <text:p>0,248567264</text:p>
          </table:table-cell>
          <table:table-cell office:value-type="float" office:value="2.6144412477168801" table:formula="of:=[.C87]/ABS([.B87])*100" table:style-name="ce1">
            <text:p>2,614441248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22949343356415408" table:formula="of:=20/ABS([.R73])*1/LN(10)*[.S73]" table:style-name="ce1">
            <text:p>0,229493434</text:p>
          </table:table-cell>
          <table:table-cell office:value-type="float" office:value="1.4096333923467983" table:formula="of:=[.C88]/ABS([.B88])*100" table:style-name="ce1">
            <text:p>1,409633392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25242074402322057" table:formula="of:=20/ABS([.R74])*1/LN(10)*[.S74]" table:style-name="ce1">
            <text:p>0,252420744</text:p>
          </table:table-cell>
          <table:table-cell office:value-type="float" office:value="1.0487690146627262" table:formula="of:=[.C89]/ABS([.B89])*100" table:style-name="ce1">
            <text:p>1,04876901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36364664006025188" table:formula="of:=20/ABS([.R75])*1/LN(10)*[.S75]" table:style-name="ce1">
            <text:p>0,36364664</text:p>
          </table:table-cell>
          <table:table-cell office:value-type="float" office:value="1.1374312266258397" table:formula="of:=[.C90]/ABS([.B90])*100" table:style-name="ce1">
            <text:p>1,137431227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67181704593056735" table:formula="of:=20/ABS([.R76])*1/LN(10)*[.S76]" table:style-name="ce1">
            <text:p>0,671817046</text:p>
          </table:table-cell>
          <table:table-cell office:value-type="float" office:value="1.7250018920068593" table:formula="of:=[.C91]/ABS([.B91])*100" table:style-name="ce1">
            <text:p>1,72500189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style-name="ce1"/>
          <table:table-cell office:value-type="float" office:value="0.47599999999999998" table:style-name="ce1">
            <text:p>0,476</text:p>
          </table:table-cell>
          <table:table-cell office:value-type="float" office:value="76.567954059227603" table:style-name="ce1">
            <text:p>76,56795406</text:p>
          </table:table-cell>
          <table:table-cell office:value-type="float" office:value="9.1999710144470923E-3" table:style-name="ce1">
            <text:p>0,009199971</text:p>
          </table:table-cell>
          <table:table-cell office:value-type="float" office:value="1.4613677659589788" table:style-name="ce1">
            <text:p>1,461367766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style-name="ce1"/>
          <table:table-cell office:value-type="float" office:value="0.94399999999999995" table:style-name="ce1">
            <text:p>0,944</text:p>
          </table:table-cell>
          <table:table-cell office:value-type="float" office:value="153.13590811845501" table:style-name="ce1">
            <text:p>153,1359081</text:p>
          </table:table-cell>
          <table:table-cell office:value-type="float" office:value="1.8275871160266664E-2" table:style-name="ce1">
            <text:p>0,018275871</text:p>
          </table:table-cell>
          <table:table-cell office:value-type="float" office:value="2.9227355319179535" table:style-name="ce1">
            <text:p>2,922735532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float" office:value="229.70386217768302" table:style-name="ce1">
            <text:p>229,7038622</text:p>
          </table:table-cell>
          <table:table-cell office:value-type="float" office:value="2.5422365481336834E-2" table:style-name="ce1">
            <text:p>0,025422365</text:p>
          </table:table-cell>
          <table:table-cell office:value-type="float" office:value="4.3841032978769396" table:style-name="ce1">
            <text:p>4,384103298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306.27181623691001" table:style-name="ce1">
            <text:p>306,2718162</text:p>
          </table:table-cell>
          <table:table-cell office:value-type="float" office:value="3.8138519460863538E-2" table:style-name="ce1">
            <text:p>0,038138519</text:p>
          </table:table-cell>
          <table:table-cell office:value-type="float" office:value="5.8454710638359071" table:style-name="ce1">
            <text:p>5,84547106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382.839770296138" table:style-name="ce1">
            <text:p>382,8397703</text:p>
          </table:table-cell>
          <table:table-cell office:value-type="float" office:value="4.4762335357604689E-2" table:style-name="ce1">
            <text:p>0,044762335</text:p>
          </table:table-cell>
          <table:table-cell office:value-type="float" office:value="7.3068388297948932" table:style-name="ce1">
            <text:p>7,30683883</text:p>
          </table:table-cell>
          <table:table-cell table:number-columns-repeated="16364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23072924144326171" table:formula="of:=20/[.V30]*1/LN(10)*[.W30]" table:style-name="ce1">
            <text:p>0,230729241</text:p>
          </table:table-cell>
          <table:table-cell office:value-type="float" office:value="1.0946704214300373" table:formula="of:=[.C46]/ABS([.B46])*100" table:style-name="ce1">
            <text:p>1,0946704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23072924144326171" table:formula="of:=20/[.V31]*1/LN(10)*[.W31]" table:style-name="ce1">
            <text:p>0,230729241</text:p>
          </table:table-cell>
          <table:table-cell office:value-type="float" office:value="1.0946704214300373" table:formula="of:=[.C47]/ABS([.B47])*100" table:style-name="ce1">
            <text:p>1,09467042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2305487008003157" table:formula="of:=20/[.V32]*1/LN(10)*[.W32]" table:style-name="ce1">
            <text:p>0,230548701</text:p>
          </table:table-cell>
          <table:table-cell office:value-type="float" office:value="1.0980627585240317" table:formula="of:=[.C48]/ABS([.B48])*100" table:style-name="ce1">
            <text:p>1,098062759</text:p>
          </table:table-cell>
          <table:table-cell table:style-name="ce1"/>
          <table:table-cell office:value-type="float" office:value="96.100000000000009" table:style-name="ce1">
            <text:p>96,1</text:p>
          </table:table-cell>
          <table:table-cell office:value-type="float" office:value="20.995949367248304" table:style-name="ce1">
            <text:p>20,99594937</text:p>
          </table:table-cell>
          <table:table-cell office:value-type="float" office:value="0" table:style-name="ce1">
            <text:p>0</text:p>
          </table:table-cell>
          <table:table-cell office:value-type="float" office:value="0.2305487008003157" table:style-name="ce1">
            <text:p>0,230548701</text:p>
          </table:table-cell>
          <table:table-cell table:number-columns-repeated="16375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23122073575716826" table:formula="of:=20/[.V33]*1/LN(10)*[.W33]" table:style-name="ce1">
            <text:p>0,231220736</text:p>
          </table:table-cell>
          <table:table-cell office:value-type="float" office:value="1.1210005958752864" table:formula="of:=[.C49]/ABS([.B49])*100" table:style-name="ce1">
            <text:p>1,121000596</text:p>
          </table:table-cell>
          <table:table-cell table:style-name="ce1"/>
          <table:table-cell office:value-type="float" office:value="297.91000000000003" table:style-name="ce1">
            <text:p>297,91</text:p>
          </table:table-cell>
          <table:table-cell office:value-type="float" office:value="20.626281253368042" table:style-name="ce1">
            <text:p>20,62628125</text:p>
          </table:table-cell>
          <table:table-cell office:value-type="float" office:value="0" table:style-name="ce1">
            <text:p>0</text:p>
          </table:table-cell>
          <table:table-cell office:value-type="float" office:value="0.23122073575716826" table:style-name="ce1">
            <text:p>0,231220736</text:p>
          </table:table-cell>
          <table:table-cell table:number-columns-repeated="16375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23496705500805515" table:formula="of:=20/[.V34]*1/LN(10)*[.W34]" table:style-name="ce1">
            <text:p>0,234967055</text:p>
          </table:table-cell>
          <table:table-cell office:value-type="float" office:value="1.2376416653681932" table:formula="of:=[.C50]/ABS([.B50])*100" table:style-name="ce1">
            <text:p>1,237641665</text:p>
          </table:table-cell>
          <table:table-cell table:style-name="ce1"/>
          <table:table-cell office:value-type="float" office:value="923.52100000000007" table:style-name="ce1">
            <text:p>923,521</text:p>
          </table:table-cell>
          <table:table-cell office:value-type="float" office:value="18.985063413985294" table:style-name="ce1">
            <text:p>18,98506341</text:p>
          </table:table-cell>
          <table:table-cell office:value-type="float" office:value="0" table:style-name="ce1">
            <text:p>0</text:p>
          </table:table-cell>
          <table:table-cell office:value-type="float" office:value="0.23496705500805515" table:style-name="ce1">
            <text:p>0,234967055</text:p>
          </table:table-cell>
          <table:table-cell table:number-columns-repeated="16375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0.24067828256595225" table:formula="of:=20/[.V35]*1/LN(10)*[.W35]" table:style-name="ce1">
            <text:p>0,240678283</text:p>
          </table:table-cell>
          <table:table-cell office:value-type="float" office:value="1.384783994943861" table:formula="of:=[.C51]/ABS([.B51])*100" table:style-name="ce1">
            <text:p>1,384783995</text:p>
          </table:table-cell>
          <table:table-cell table:style-name="ce1"/>
          <table:table-cell office:value-type="float" office:value="2862.9151000000002" table:style-name="ce1">
            <text:p>2862,9151</text:p>
          </table:table-cell>
          <table:table-cell office:value-type="float" office:value="17.380203948393362" table:style-name="ce1">
            <text:p>17,38020395</text:p>
          </table:table-cell>
          <table:table-cell office:value-type="float" office:value="0" table:style-name="ce1">
            <text:p>0</text:p>
          </table:table-cell>
          <table:table-cell office:value-type="float" office:value="0.24067828256595225" table:style-name="ce1">
            <text:p>0,240678283</text:p>
          </table:table-cell>
          <table:table-cell table:number-columns-repeated="16375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0.25739042990549127" table:formula="of:=20/[.V36]*1/LN(10)*[.W36]" table:style-name="ce1">
            <text:p>0,25739043</text:p>
          </table:table-cell>
          <table:table-cell office:value-type="float" office:value="1.795831015285712" table:formula="of:=[.C52]/ABS([.B52])*100" table:style-name="ce1">
            <text:p>1,795831015</text:p>
          </table:table-cell>
          <table:table-cell table:style-name="ce1"/>
          <table:table-cell office:value-type="float" office:value="8875.0368100000014" table:style-name="ce1">
            <text:p>8875,03681</text:p>
          </table:table-cell>
          <table:table-cell office:value-type="float" office:value="14.332664249288573" table:style-name="ce1">
            <text:p>14,33266425</text:p>
          </table:table-cell>
          <table:table-cell office:value-type="float" office:value="0" table:style-name="ce1">
            <text:p>0</text:p>
          </table:table-cell>
          <table:table-cell office:value-type="float" office:value="0.25739042990549127" table:style-name="ce1">
            <text:p>0,25739043</text:p>
          </table:table-cell>
          <table:table-cell table:number-columns-repeated="16375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0.22922536538534838" table:formula="of:=20/[.V37]*1/LN(10)*[.W37]" table:style-name="ce1">
            <text:p>0,229225365</text:p>
          </table:table-cell>
          <table:table-cell office:value-type="float" office:value="11.258731226588084" table:formula="of:=[.C53]/ABS([.B53])*100" table:style-name="ce1">
            <text:p>11,25873123</text:p>
          </table:table-cell>
          <table:table-cell table:style-name="ce1"/>
          <table:table-cell office:value-type="float" office:value="27512.614111000006" table:style-name="ce1">
            <text:p>27512,61411</text:p>
          </table:table-cell>
          <table:table-cell office:value-type="float" office:value="2.0359786620007472" table:style-name="ce1">
            <text:p>2,035978662</text:p>
          </table:table-cell>
          <table:table-cell office:value-type="float" office:value="0" table:style-name="ce1">
            <text:p>0</text:p>
          </table:table-cell>
          <table:table-cell office:value-type="float" office:value="0.22922536538534838" table:style-name="ce1">
            <text:p>0,229225365</text:p>
          </table:table-cell>
          <table:table-cell table:number-columns-repeated="16375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0.24785255768838338" table:formula="of:=20/[.V38]*1/LN(10)*[.W38]" table:style-name="ce1">
            <text:p>0,247852558</text:p>
          </table:table-cell>
          <table:table-cell office:value-type="float" office:value="1.529081884302538" table:formula="of:=[.C54]/ABS([.B54])*100" table:style-name="ce1">
            <text:p>1,529081884</text:p>
          </table:table-cell>
          <table:table-cell table:style-name="ce1"/>
          <table:table-cell office:value-type="float" office:value="85289.103744100023" table:style-name="ce1">
            <text:p>85289,10374</text:p>
          </table:table-cell>
          <table:table-cell office:value-type="float" office:value="-16.209240344341445" table:style-name="ce1">
            <text:p>-16,20924034</text:p>
          </table:table-cell>
          <table:table-cell office:value-type="float" office:value="0" table:style-name="ce1">
            <text:p>0</text:p>
          </table:table-cell>
          <table:table-cell office:value-type="float" office:value="0.24785255768838338" table:style-name="ce1">
            <text:p>0,247852558</text:p>
          </table:table-cell>
          <table:table-cell table:number-columns-repeated="16375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0.43168837901823987" table:formula="of:=20/[.V39]*1/LN(10)*[.W39]" table:style-name="ce1">
            <text:p>0,431688379</text:p>
          </table:table-cell>
          <table:table-cell office:value-type="float" office:value="1.2449685172815745" table:formula="of:=[.C55]/ABS([.B55])*100" table:style-name="ce1">
            <text:p>1,244968517</text:p>
          </table:table-cell>
          <table:table-cell table:style-name="ce1"/>
          <table:table-cell office:value-type="float" office:value="264396.22160671005" table:style-name="ce1">
            <text:p>264396,2216</text:p>
          </table:table-cell>
          <table:table-cell office:value-type="float" office:value="-34.674642211904619" table:style-name="ce1">
            <text:p>-34,67464221</text:p>
          </table:table-cell>
          <table:table-cell office:value-type="float" office:value="0" table:style-name="ce1">
            <text:p>0</text:p>
          </table:table-cell>
          <table:table-cell office:value-type="float" office:value="0.43168837901823987" table:style-name="ce1">
            <text:p>0,431688379</text:p>
          </table:table-cell>
          <table:table-cell table:number-columns-repeated="16375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.227463083151954" table:formula="of:=20/[.V40]*1/LN(10)*[.W40]" table:style-name="ce1">
            <text:p>2,227463083</text:p>
          </table:table-cell>
          <table:table-cell office:value-type="float" office:value="4.426526773214233" table:formula="of:=[.C56]/ABS([.B56])*100" table:style-name="ce1">
            <text:p>4,426526773</text:p>
          </table:table-cell>
          <table:table-cell table:style-name="ce1"/>
          <table:table-cell office:value-type="float" office:value="819628.28698080115" table:style-name="ce1">
            <text:p>819628,287</text:p>
          </table:table-cell>
          <table:table-cell office:value-type="float" office:value="-50.32078641500064" table:style-name="ce1">
            <text:p>-50,32078642</text:p>
          </table:table-cell>
          <table:table-cell office:value-type="float" office:value="0" table:style-name="ce1">
            <text:p>0</text:p>
          </table:table-cell>
          <table:table-cell office:value-type="float" office:value="2.227463083151954" table:style-name="ce1">
            <text:p>2,227463083</text:p>
          </table:table-cell>
          <table:table-cell table:number-columns-repeated="16375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3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3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3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3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3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3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3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3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18T15:37:53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